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0000000300D7B9ACBB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2010000040000000300D7B9ACBB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fill="bitmap" draw:fill-color="#000080" draw:fill-image-name="background" style:repeat="stretch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ffffff" fo:font-family="Helvetica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ffffff" style:text-outline="false" style:text-line-through-style="none" fo:font-family="Helvetica" style:font-style-name="Regular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Helvetica" style:font-style-name="Regular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family="Helvetica" style:font-style-name="Regular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family="Helvetica" style:font-style-name="Regular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family="Helvetica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family="Helvetica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family="Helvetica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family="Helvetica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family="Helvetica" style:font-style-name="Regular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family="Helvetica" style:font-style-name="Regular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Helvetica" style:font-style-name="Regular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808080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Helvetica" style:font-style-name="Regular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000080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12T07:11:55</meta:creation-date>
    <meta:editing-duration>PT12M16S</meta:editing-duration>
    <meta:editing-cycles>7</meta:editing-cycles>
    <dc:date>2012-10-12T07:23:59</dc:date>
    <meta:generator>OpenOffice.org/3.4.1$Unix OpenOffice.org_project/341m1$Build-9593</meta:generator>
    <meta:document-statistic meta:object-count="29"/>
  </office:meta>
</office:document-meta>
</file>